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line-height="115%"/>
      <style:text-properties officeooo:rsid="000c46c5" officeooo:paragraph-rsid="000c46c5"/>
    </style:style>
    <style:style style:name="P5" style:family="paragraph" style:parent-style-name="normal">
      <style:text-properties officeooo:paragraph-rsid="000c46c5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7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0c46c5" officeooo:paragraph-rsid="000c46c5"/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paragraph-rsid="000c46c5"/>
    </style:style>
    <style:style style:name="P12" style:family="paragraph" style:parent-style-name="normal">
      <style:paragraph-properties fo:margin-left="0cm" fo:margin-right="0cm" fo:text-indent="0cm" style:auto-text-indent="false"/>
      <style:text-properties fo:font-size="12pt" fo:font-weight="bold" officeooo:rsid="000c46c5" officeooo:paragraph-rsid="000c46c5" style:font-size-asian="12pt" style:font-weight-asian="bold" style:font-size-complex="12pt" style:font-weight-complex="bold"/>
    </style:style>
    <style:style style:name="P13" style:family="paragraph" style:parent-style-name="normal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normal">
      <style:paragraph-properties fo:margin-left="0cm" fo:margin-right="0cm" fo:text-indent="0cm" style:auto-text-indent="false"/>
      <style:text-properties fo:font-size="12pt" fo:font-style="normal" fo:font-weight="normal" officeooo:rsid="000c46c5" officeooo:paragraph-rsid="000c46c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normal" style:master-page-name="Standard">
      <style:paragraph-properties fo:text-align="center" style:justify-single-word="false" style:page-number="1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T8" style:family="text">
      <style:text-properties officeooo:rsid="000c46c5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NOME COMPLETO</text:span></text:p>
      <text:p text:style-name="P1"><text:span text:style-name="T3">(DDD) 11111-1111</text:span></text:p>
      <text:p text:style-name="P1"><text:a xlink:type="simple" xlink:href="mailto:seumelhoremail@xx.com" text:style-name="Default_20_Style" text:visited-style-name="Default_20_Style"><text:span text:style-name="T4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6" svg:width="16.511cm" svg:height="0.054cm"><text:p/></draw:rect></text:p>
      <text:p text:style-name="P2"/>
      <text:p text:style-name="P3"><text:span text:style-name="T5">OBJETIVO</text:span></text:p>
      <text:p text:style-name="P4">Assistente de RH</text:p>
      <text:p text:style-name="normal"/>
      <text:p text:style-name="normal"><text:span text:style-name="T5">FORMAÇÃO ACADÊMICA</text:span></text:p>
      <text:p text:style-name="P5"><text:span text:style-name="T8">Ensino médio completo/C.E MALBA TAHAN</text:span></text:p>
      <text:p text:style-name="P5"><text:span text:style-name="T8">Curso superior em administração</text:span></text:p>
      <text:p text:style-name="P5"/>
      <text:p text:style-name="P8"><text:span text:style-name="T5">EXPERIÊNCIA PROFISSIONAL</text:span></text:p>
      <text:p text:style-name="P11"><text:span text:style-name="T8">Cidade:Piracicaba-SP</text:span></text:p>
      <text:p text:style-name="P10">Funçao Desempenhados:Administrador</text:p>
      <text:p text:style-name="P10"/>
      <text:p text:style-name="P8"><text:span text:style-name="T5">CURSOS | CERTIFICAÇÕES</text:span></text:p>
      <text:p text:style-name="P10">Pós graduação em administração de empresas de grande porte/ 2021-2022</text:p>
      <text:p text:style-name="P10"/>
      <text:p text:style-name="P12">IDIOMAS</text:p>
      <text:p text:style-name="P14">Inglês avançado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8T13:43:46.199090941</dc:date>
    <meta:editing-duration>PT4M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5" meta:character-count="382" meta:non-whitespace-character-count="353"/>
  </office:meta>
</office:document-meta>
</file>